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WebFilter.CorsWebFilter( CorsConfigurationSource config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WebFilter.filter( ServerWebExchange exchange , WebFilt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WebFilter.CorsWebFilter( CorsConfigurationSource configSource , Cors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